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775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5.756cm"/>
    </style:style>
    <style:style style:name="co16" style:family="table-column">
      <style:table-column-properties fo:break-before="auto" style:column-width="8.479cm"/>
    </style:style>
    <style:style style:name="co17" style:family="table-column">
      <style:table-column-properties fo:break-before="auto" style:column-width="3.794cm"/>
    </style:style>
    <style:style style:name="co18" style:family="table-column">
      <style:table-column-properties fo:break-before="auto" style:column-width="5.747cm"/>
    </style:style>
    <style:style style:name="co19" style:family="table-column">
      <style:table-column-properties fo:break-before="auto" style:column-width="6.292cm"/>
    </style:style>
    <style:style style:name="co20" style:family="table-column">
      <style:table-column-properties fo:break-before="auto" style:column-width="8.199cm"/>
    </style:style>
    <style:style style:name="co21" style:family="table-column">
      <style:table-column-properties fo:break-before="auto" style:column-width="6.264cm"/>
    </style:style>
    <style:style style:name="co22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Verify [cycles] (mean)</text:p>
          </table:table-cell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6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light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1112" calcext:value-type="float">
            <text:p>1112</text:p>
          </table:table-cell>
          <table:table-cell office:value-type="float" office:value="133248" calcext:value-type="float">
            <text:p>133248</text:p>
          </table:table-cell>
          <table:table-cell office:value-type="float" office:value="36324" calcext:value-type="float">
            <text:p>36324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light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1112" calcext:value-type="float">
            <text:p>1112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28" calcext:value-type="float">
            <text:p>67028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5"/>
          <table:table-cell office:value-type="string" calcext:value-type="string">
            <text:p>cross-sha3-r-sdp-3-balance</text:p>
          </table:table-cell>
          <table:table-cell office:value-type="string" calcext:value-type="string">
            <text:p>light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248" calcext:value-type="float">
            <text:p>1248</text:p>
          </table:table-cell>
          <table:table-cell office:value-type="float" office:value="292608" calcext:value-type="float">
            <text:p>292608</text:p>
          </table:table-cell>
          <table:table-cell office:value-type="float" office:value="77936" calcext:value-type="float">
            <text:p>77936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5"/>
          <table:table-cell office:value-type="string" calcext:value-type="string">
            <text:p>cross-sha3-r-sdp-3-small</text:p>
          </table:table-cell>
          <table:table-cell office:value-type="string" calcext:value-type="string">
            <text:p>light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office:value-type="float" office:value="1248" calcext:value-type="float">
            <text:p>1248</text:p>
          </table:table-cell>
          <table:table-cell office:value-type="float" office:value="436424" calcext:value-type="float">
            <text:p>436424</text:p>
          </table:table-cell>
          <table:table-cell office:value-type="float" office:value="111800" calcext:value-type="float">
            <text:p>1118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light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office:value-type="float" office:value="1392" calcext:value-type="float">
            <text:p>1392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52" calcext:value-type="float">
            <text:p>135952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5"/>
          <table:table-cell office:value-type="string" calcext:value-type="string">
            <text:p>cross-sha3-r-sdp-5-small</text:p>
          </table:table-cell>
          <table:table-cell office:value-type="string" calcext:value-type="string">
            <text:p>light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light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4"/>
          <table:table-cell office:value-type="string" calcext:value-type="string">
            <text:p>cross-sha3-r-sdpg-1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5"/>
          <table:table-cell office:value-type="string" calcext:value-type="string">
            <text:p>cross-sha3-r-sdpg-1-small</text:p>
          </table:table-cell>
          <table:table-cell office:value-type="string" calcext:value-type="string">
            <text:p>light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4"/>
          <table:table-cell office:value-type="string" calcext:value-type="string">
            <text:p>cross-sha3-r-sdpg-1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5"/>
          <table:table-cell office:value-type="string" calcext:value-type="string">
            <text:p>cross-sha3-r-sdpg-3-balance</text:p>
          </table:table-cell>
          <table:table-cell office:value-type="string" calcext:value-type="string">
            <text:p>light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table:number-columns-repeated="4"/>
          <table:table-cell office:value-type="string" calcext:value-type="string">
            <text:p>cross-sha3-r-sdpg-3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office:value-type="string" calcext:value-type="string">
            <text:p>cross-sha3-r-sdpg-3-small</text:p>
          </table:table-cell>
          <table:table-cell office:value-type="string" calcext:value-type="string">
            <text:p>light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table:number-columns-repeated="4"/>
          <table:table-cell office:value-type="string" calcext:value-type="string">
            <text:p>cross-sha3-r-sdpg-3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5"/>
          <table:table-cell office:value-type="string" calcext:value-type="string">
            <text:p>cross-sha3-r-sdpg-5-balance</text:p>
          </table:table-cell>
          <table:table-cell office:value-type="string" calcext:value-type="string">
            <text:p>light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table:number-columns-repeated="4"/>
          <table:table-cell office:value-type="string" calcext:value-type="string">
            <text:p>cross-sha3-r-sdpg-5-balance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office:value-type="string" calcext:value-type="string">
            <text:p>cross-sha3-r-sdpg-5-small</text:p>
          </table:table-cell>
          <table:table-cell office:value-type="string" calcext:value-type="string">
            <text:p>light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4"/>
          <table:table-cell office:value-type="string" calcext:value-type="string">
            <text:p>cross-sha3-r-sdpg-5-small</text:p>
          </table:table-cell>
          <table:table-cell office:value-type="string" calcext:value-type="string">
            <text:p>light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OPTIMISATION STAGES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NONE</text:p>
          </table:table-cell>
          <table:table-cell office:value-type="string" calcext:value-type="string">
            <text:p>MERKLE</text:p>
          </table:table-cell>
          <table:table-cell office:value-type="string" calcext:value-type="string">
            <text:p>CMT1 Sponge Hash</text:p>
          </table:table-cell>
          <table:table-cell office:value-type="string" calcext:value-type="string">
            <text:p>Y Sponge Hash</text:p>
          </table:table-cell>
          <table:table-cell table:number-columns-repeated="7"/>
          <table:table-cell office:value-type="string" calcext:value-type="string">
            <text:p>MERKLE+HASH_CMT1+HASH_Y</text:p>
          </table:table-cell>
          <table:table-cell office:value-type="string" calcext:value-type="string">
            <text:p>MERKLE+HASH_CMT1+HASH_Y+E_BAR_PRIME</text:p>
          </table:table-cell>
          <table:table-cell office:value-type="string" calcext:value-type="string">
            <text:p>MERKLE+HASH_CMT1+HASH_Y+V_BAR_PRIM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dp-1-balance</text:p>
          </table:table-cell>
          <table:table-cell office:value-type="string" calcext:value-type="string">
            <text:p>keygen</text:p>
          </table:table-cell>
          <table:table-cell/>
          <table:table-cell table:number-columns-repeated="2" office:value-type="float" office:value="1112" calcext:value-type="float">
            <text:p>1112</text:p>
          </table:table-cell>
          <table:table-cell table:number-columns-repeated="8"/>
          <table:table-cell table:number-columns-repeated="3" office:value-type="float" office:value="538456" calcext:value-type="float">
            <text:p>53845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ign</text:p>
          </table:table-cell>
          <table:table-cell/>
          <table:table-cell office:value-type="float" office:value="201824" calcext:value-type="float">
            <text:p>201824</text:p>
          </table:table-cell>
          <table:table-cell office:value-type="float" office:value="194104" calcext:value-type="float">
            <text:p>194104</text:p>
          </table:table-cell>
          <table:table-cell table:number-columns-repeated="8"/>
          <table:table-cell office:value-type="float" office:value="79082554" calcext:value-type="float">
            <text:p>79082554</text:p>
          </table:table-cell>
          <table:table-cell office:value-type="float" office:value="77052345" calcext:value-type="float">
            <text:p>77052345</text:p>
          </table:table-cell>
          <table:table-cell office:value-type="float" office:value="79334119" calcext:value-type="float">
            <text:p>793341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verify</text:p>
          </table:table-cell>
          <table:table-cell/>
          <table:table-cell office:value-type="float" office:value="104984" calcext:value-type="float">
            <text:p>104984</text:p>
          </table:table-cell>
          <table:table-cell office:value-type="float" office:value="97032" calcext:value-type="float">
            <text:p>97032</text:p>
          </table:table-cell>
          <table:table-cell table:number-columns-repeated="8"/>
          <table:table-cell table:number-columns-repeated="3" office:value-type="float" office:value="36464809" calcext:value-type="float">
            <text:p>36464809</text:p>
          </table:table-cell>
          <table:table-cell/>
        </table:table-row>
      </table:table>
      <table:table table:name="Pivot Table_benchmark-v2.0_1" table:style-name="ta1">
        <table:table-column table:style-name="co18" table:default-cell-style-name="ce4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2" table:default-cell-style-name="ce13"/>
        <table:table-row table:style-name="ro1">
          <table:table-cell table:style-name="ce3" office:value-type="string" calcext:value-type="string">
            <text:p>Scheme</text:p>
          </table:table-cell>
          <table:table-cell table:style-name="ce8" office:value-type="string" calcext:value-type="string">
            <text:p>Implementation</text:p>
          </table:table-cell>
          <table:table-cell table:style-name="ce8" office:value-type="string" calcext:value-type="string">
            <text:p>Key Generation [bytes]</text:p>
          </table:table-cell>
          <table:table-cell table:style-name="ce8" office:value-type="string" calcext:value-type="string">
            <text:p>Sign [bytes]</text:p>
          </table:table-cell>
          <table:table-cell table:style-name="ce8" office:value-type="string" calcext:value-type="string">
            <text:p>Verify [bytes]</text:p>
          </table:table-cell>
          <table:table-cell table:style-name="ce12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5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0" table:number-columns-repeated="3"/>
          <table:table-cell table:style-name="ce11"/>
          <table:table-cell table:style-name="ce14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6:16:03.867030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2T17:17:28.266370605</dc:date>
    <meta:editing-duration>PT19H32M1S</meta:editing-duration>
    <meta:editing-cycles>17</meta:editing-cycles>
    <meta:document-statistic meta:table-count="2" meta:cell-count="537" meta:object-count="0"/>
  </office:meta>
</office:document-meta>
</file>